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2cm" fo:min-width="0.114cm"/>
    </style:style>
    <style:style style:name="gr2" style:family="graphic" style:parent-style-name="standard">
      <style:graphic-properties draw:textarea-horizontal-align="justify" draw:textarea-vertical-align="middle" draw:auto-grow-height="false" fo:min-height="0.625cm" fo:min-width="0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421cm" fo:min-width="0.113cm"/>
    </style:style>
    <style:style style:name="gr4" style:family="graphic" style:parent-style-name="standard">
      <style:graphic-properties draw:textarea-horizontal-align="justify" draw:textarea-vertical-align="middle" draw:auto-grow-height="false" fo:min-height="0.421cm" fo:min-width="0.114cm"/>
    </style:style>
    <style:style style:name="gr5" style:family="graphic" style:parent-style-name="standard">
      <style:graphic-properties draw:textarea-horizontal-align="justify" draw:textarea-vertical-align="middle" draw:auto-grow-height="false" fo:min-height="0.422cm" fo:min-width="0.113cm"/>
    </style:style>
    <style:style style:name="gr6" style:family="graphic" style:parent-style-name="standard">
      <style:graphic-properties draw:textarea-horizontal-align="justify" draw:textarea-vertical-align="middle" draw:auto-grow-height="false" fo:min-height="0.626cm" fo:min-width="0.295cm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0.504cm"/>
    </style:style>
    <style:style style:name="gr8" style:family="graphic" style:parent-style-name="standard">
      <style:graphic-properties draw:textarea-horizontal-align="justify" draw:textarea-vertical-align="middle" draw:auto-grow-height="false" fo:min-height="0.626cm" fo:min-width="0.296cm"/>
    </style:style>
    <style:style style:name="gr9" style:family="graphic" style:parent-style-name="standard">
      <style:graphic-properties draw:textarea-horizontal-align="justify" draw:textarea-vertical-align="middle" draw:auto-grow-height="false" fo:min-height="0.626cm" fo:min-width="0.439cm"/>
    </style:style>
    <style:style style:name="gr10" style:family="graphic" style:parent-style-name="standard">
      <style:graphic-properties draw:textarea-horizontal-align="justify" draw:textarea-vertical-align="middle" draw:auto-grow-height="false" fo:min-height="0.421cm" fo:min-width="0.102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68cm" svg:height="0.948cm" svg:x="10.02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6cm" svg:height="0.875cm" svg:x="14.081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68cm" svg:height="0.948cm" svg:x="6.659cm" svg:y="4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67cm" svg:height="0.949cm" svg:x="4.289cm" svg:y="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67cm" svg:height="0.949cm" svg:x="12.45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68cm" svg:height="0.949cm" svg:x="2.799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67cm" svg:height="0.948cm" svg:x="7.245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95cm" svg:height="0.876cm" svg:x="8.493cm" svg:y="6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4cm" svg:height="0.875cm" svg:x="16.621cm" svg:y="6.0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95cm" svg:height="0.876cm" svg:x="5.572cm" svg:y="7.9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96cm" svg:height="0.876cm" svg:x="9.983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67cm" svg:height="0.948cm" svg:x="15.37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39cm" svg:height="0.876cm" svg:x="18.349cm" svg:y="7.7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5cm" svg:height="0.949cm" svg:x="11.326cm" svg:y="7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8cm" svg:height="0.876cm" svg:x="13.573cm" svg:y="7.7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68cm" svg:height="0.949cm" svg:x="1.275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67cm" svg:height="0.948cm" svg:x="4.578cm" svg:y="18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95cm" svg:height="0.876cm" svg:x="2.905cm" svg:y="18.2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96cm" svg:height="0.876cm" svg:x="6.334cm" svg:y="18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67cm" svg:height="0.948cm" svg:x="11.668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39cm" svg:height="0.876cm" svg:x="13.269cm" svg:y="18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5cm" svg:height="0.949cm" svg:x="8.024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8cm" svg:height="0.876cm" svg:x="9.872cm" svg:y="18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67cm" svg:height="0.948cm" svg:x="14.716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39cm" svg:height="0.876cm" svg:x="16.317cm" svg:y="18.4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67cm" svg:height="0.948cm" svg:x="17.764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39cm" svg:height="0.876cm" svg:x="19.365cm" svg:y="18.4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05:43:49.749873359</meta:creation-date>
    <dc:date>2018-05-24T09:08:28.790017182</dc:date>
    <meta:editing-duration>PT3H3M54S</meta:editing-duration>
    <meta:editing-cycles>1</meta:editing-cycles>
    <meta:document-statistic meta:object-count="27"/>
    <meta:generator>LibreOffice/5.4.6.2$Linux_X86_64 LibreOffice_project/40m0$Build-2</meta:generator>
  </office:meta>
</office:document-meta>
</file>